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imbus Roman1" svg:font-family="'Nimbus Roman'" style:font-adornments="Bold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isplay ExtraBold" svg:font-family="'Noto Sans Display ExtraBold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paragraph-rsid="001a88c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1d4726" style:font-size-asian="20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88cc"/>
    </style:style>
    <style:style style:name="P4" style:family="paragraph" style:parent-style-name="Standard">
      <style:paragraph-properties fo:text-align="start" style:justify-single-word="false"/>
      <style:text-properties fo:font-size="12pt" officeooo:rsid="001a88cc" officeooo:paragraph-rsid="001a88c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imbus Roman1" fo:font-size="14pt" officeooo:paragraph-rsid="001a88c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Nimbus Roman1" fo:font-size="12pt" officeooo:rsid="001a88cc" officeooo:paragraph-rsid="001a88cc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officeooo:rsid="001a88cc" officeooo:paragraph-rsid="001a88c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style:paragraph-properties fo:margin-left="0.5in" fo:margin-right="0in" fo:text-align="start" fo:text-indent="-0.25in"/>
      <style:text-properties style:font-name="DejaVu Sans" fo:font-size="12pt" style:font-size-complex="16pt"/>
    </style:style>
    <style:style style:name="P10" style:family="paragraph">
      <loext:graphic-properties draw:fill="none" draw:fill-color="#ffffff"/>
      <style:paragraph-properties fo:text-align="start"/>
      <style:text-properties style:font-name="DejaVu Sans" fo:font-size="12pt" style:font-size-asian="12pt" style:font-size-complex="12pt"/>
    </style:style>
    <style:style style:name="P11" style:family="paragraph">
      <loext:graphic-properties draw:fill="solid" draw:fill-color="#e8f2a1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weight="bold" officeooo:rsid="001a88cc" style:font-weight-asian="bold" style:font-weight-complex="bold"/>
    </style:style>
    <style:style style:name="T3" style:family="text">
      <style:text-properties style:font-name="Liberation Sans1" fo:font-weight="bold" officeooo:rsid="001b8cfa" style:font-weight-asian="bold" style:font-weight-complex="bold"/>
    </style:style>
    <style:style style:name="T4" style:family="text">
      <style:text-properties style:font-name="Nimbus Roman1"/>
    </style:style>
    <style:style style:name="T5" style:family="text">
      <style:text-properties style:font-name="Nimbus Roman1" fo:font-size="16pt" style:font-size-asian="16pt" style:font-size-complex="16pt"/>
    </style:style>
    <style:style style:name="T6" style:family="text">
      <style:text-properties style:font-name="Nimbus Roman1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Nimbus Roman1" fo:font-weight="normal" style:font-weight-asian="normal" style:font-weight-complex="normal"/>
    </style:style>
    <style:style style:name="T8" style:family="text">
      <style:text-properties style:font-name="Nimbus Roman1" fo:font-weight="normal" officeooo:rsid="001b8cfa" style:font-weight-asian="normal" style:font-weight-complex="normal"/>
    </style:style>
    <style:style style:name="T9" style:family="text">
      <style:text-properties style:font-name="Nimbus Roman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Nimbus Roman1" fo:font-size="12pt" style:font-size-asian="12pt" style:font-size-complex="12pt"/>
    </style:style>
    <style:style style:name="T11" style:family="text">
      <style:text-properties style:font-name="Nimbus Roman1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Nimbus Roman1" fo:font-size="14pt" fo:font-weight="normal" officeooo:rsid="001b8cfa" style:font-size-asian="14pt" style:font-weight-asian="normal" style:font-size-complex="14pt" style:font-weight-complex="normal"/>
    </style:style>
    <style:style style:name="T13" style:family="text">
      <style:text-properties style:font-name="Nimbus Roman1" fo:font-size="14pt" style:font-size-asian="14pt" style:font-size-complex="14pt"/>
    </style:style>
    <style:style style:name="T14" style:family="text">
      <style:text-properties style:font-name="Nimbus Roman1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b8cfa" style:font-weight-asian="normal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Nimbus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Nimbus Roman" fo:font-size="14pt" style:font-size-asian="14pt" style:font-size-complex="14pt"/>
    </style:style>
    <style:style style:name="T23" style:family="text">
      <style:text-properties fo:color="#5eb91e" loext:opacity="100%" style:font-name="Nimbus Roman1"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DejaVu Sans" fo:font-size="12pt" style:font-name-asian="Nimbus Roman" style:font-size-asian="12pt" style:font-name-complex="Liberation Mono1" style:font-size-complex="12pt"/>
    </style:style>
    <style:style style:name="T26" style:family="text">
      <style:text-properties style:font-name="DejaVu Sans" fo:font-size="12pt" style:font-size-asian="12pt" style:font-name-complex="Nimbus Roman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in" draw:marker-start-width="0.139in" draw:marker-end-width="0.139in" draw:fill="solid" draw:fill-color="#e8f2a1" draw:textarea-horizontal-align="justify" draw:textarea-vertical-align="middle" draw:auto-grow-height="false" fo:min-height="0.3102in" fo:min-width="4.5709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2" draw:name="Text Frame 2" draw:style-name="gr1" draw:text-style-name="P8" svg:width="2.7713in" svg:height="0.2504in" svg:x="4.5909in" svg:y="-0.6929in"><draw:text-box><text:p><text:span text:style-name="T24"><text:s text:c="12"/></text:span><text:span text:style-name="T24">Created By : Shreyansi Shrestha</text:span></text:p></draw:text-box></draw:frame><text:span text:style-name="T2"><text:s/></text:span></text:p>
      <text:p text:style-name="P2"><text:span text:style-name="T2">D</text:span><text:span text:style-name="T3">jango </text:span><text:span text:style-name="T2">R</text:span><text:span text:style-name="T3">EST </text:span><text:span text:style-name="T2">F</text:span><text:span text:style-name="T3">ramework</text:span><text:span text:style-name="T2"> </text:span><text:span text:style-name="T1">Documentation</text:span></text:p>
      <text:p text:style-name="P1"><draw:custom-shape text:anchor-type="paragraph" draw:z-index="0" draw:name="Shape 1" draw:style-name="gr3" draw:text-style-name="P11" svg:width="4.6043in" svg:height="0.3441in" svg:x="-0.0028in" svg:y="0.2583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list text:style-name="L1">
        <text:list-header>
          <text:p text:style-name="P3"><draw:frame text:anchor-type="paragraph" draw:z-index="1" draw:name="Text Frame 1" draw:style-name="gr2" draw:text-style-name="P10" svg:width="5.3543in" svg:height="0.198in" svg:x="-0.2217in" svg:y="0.0327in"><draw:text-box><text:p text:style-name="P9"><text:span text:style-name="T25">read_only</text:span><text:span text:style-name="T26">, </text:span><text:span text:style-name="T25">write_only</text:span><text:span text:style-name="T26">, and ForeignKey Handling in DRF</text:span></text:p></draw:text-box></draw:frame><text:span text:style-name="T6"/></text:p>
        </text:list-header>
      </text:list>
      <text:p text:style-name="P5"><text:span text:style-name="T16"/></text:p>
      <text:p text:style-name="P7"><text:span text:style-name="T11">In Django REST Framework, </text:span><text:span text:style-name="Source_20_Text"><text:span text:style-name="T23">read_only=True</text:span></text:span><text:span text:style-name="T11"> is used on serializer fields to make them </text:span><text:span text:style-name="Strong_20_Emphasis"><text:span text:style-name="T11">non-editable</text:span></text:span><text:span text:style-name="T11"> through API requests. These fields will be included in the </text:span><text:span text:style-name="Strong_20_Emphasis"><text:span text:style-name="T11">serialized output (like GET responses)</text:span></text:span><text:span text:style-name="T11"> but will be </text:span><text:span text:style-name="Strong_20_Emphasis"><text:span text:style-name="T11">ignored during deserialization</text:span></text:span><text:span text:style-name="T11"> (POST/PUT/PATCH input). This is especially useful for fields like </text:span><text:span text:style-name="Source_20_Text"><text:span text:style-name="T11">id</text:span></text:span><text:span text:style-name="T11">, </text:span><text:span text:style-name="Source_20_Text"><text:span text:style-name="T11">created_at</text:span></text:span><text:span text:style-name="T11">, or any automatically managed fields that should not be set or modified by the user.</text:span></text:p>
      <text:p text:style-name="P4"><text:span text:style-name="T12">And, t</text:span><text:span text:style-name="T11">he </text:span><text:span text:style-name="Source_20_Text"><text:span text:style-name="T23">write_only=True</text:span></text:span><text:span text:style-name="T11"> flag ensures that a field is only used for input (during deserialization) and will </text:span><text:span text:style-name="Strong_20_Emphasis"><text:span text:style-name="T11">not be displayed in API responses</text:span></text:span><text:span text:style-name="T11">. This is most commonly used for sensitive data such as </text:span><text:span text:style-name="Source_20_Text"><text:span text:style-name="T11">passwords</text:span></text:span><text:span text:style-name="T11"> or </text:span><text:span text:style-name="Source_20_Text"><text:span text:style-name="T11">tokens</text:span></text:span><text:span text:style-name="T11"> where </text:span><text:span text:style-name="T12">we</text:span><text:span text:style-name="T11"> want to accept the data from the user, but never return it in a response for security reasons.</text:span></text:p>
      <text:p text:style-name="P6"><text:span text:style-name="T20"/></text:p>
      <text:p text:style-name="P4"><text:span text:style-name="T12">Also in DRF,</text:span><text:span text:style-name="T11"> ForeignKey relationships are best handled by combining </text:span><text:span text:style-name="Strong_20_Emphasis"><text:span text:style-name="Source_20_Text"><text:span text:style-name="T11">PrimaryKeyRelatedField</text:span></text:span></text:span><text:span text:style-name="T11"> for input with a </text:span><text:span text:style-name="Strong_20_Emphasis"><text:span text:style-name="T11">nested serializer</text:span></text:span><text:span text:style-name="T11"> for output. This dual-field pattern allows API clients to create or update related models using only the related object's primary key (</text:span><text:span text:style-name="Source_20_Text"><text:span text:style-name="T11">id</text:span></text:span><text:span text:style-name="T11">), which is efficient and lightweight for input operations. At the same time, returning a full nested object for output improves readability and user experience by including meaningful data (like </text:span><text:span text:style-name="Source_20_Text"><text:span text:style-name="T11">name</text:span></text:span><text:span text:style-name="T11">, </text:span><text:span text:style-name="Source_20_Text"><text:span text:style-name="T11">address</text:span></text:span><text:span text:style-name="T11">, etc.) rather than just an ID. To achieve this, </text:span><text:span text:style-name="T12">we</text:span><text:span text:style-name="T11"> typically set the </text:span><text:span text:style-name="Source_20_Text"><text:span text:style-name="T11">PrimaryKeyRelatedField</text:span></text:span><text:span text:style-name="T11"> as </text:span><text:span text:style-name="Source_20_Text"><text:span text:style-name="T11">write_only=True</text:span></text:span><text:span text:style-name="T11"> (e.g., </text:span><text:span text:style-name="Source_20_Text"><text:span text:style-name="T11">venue_id</text:span></text:span><text:span text:style-name="T11">) and the nested serializer as </text:span><text:span text:style-name="Source_20_Text"><text:span text:style-name="T11">read_only=True</text:span></text:span><text:span text:style-name="T11"> (e.g., </text:span><text:span text:style-name="Source_20_Text"><text:span text:style-name="T11">venue</text:span></text:span><text:span text:style-name="T11">). Both fields use </text:span><text:span text:style-name="Source_20_Text"><text:span text:style-name="T11">source='field_name'</text:span></text:span><text:span text:style-name="T11"> to map to the same model field . This pattern ensures data consistency while keeping our API both developer-friendly and expressiv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imbus Roman1" svg:font-family="'Nimbus Roman'" style:font-adornments="Bold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isplay ExtraBold" svg:font-family="'Noto Sans Display ExtraBold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3:14:24.730935255</meta:creation-date>
    <dc:date>2025-07-10T13:39:10.295425605</dc:date>
    <meta:editing-duration>PT3M1S</meta:editing-duration>
    <meta:editing-cycles>1</meta:editing-cycles>
    <meta:document-statistic meta:table-count="0" meta:image-count="0" meta:object-count="0" meta:page-count="1" meta:paragraph-count="6" meta:word-count="243" meta:character-count="1587" meta:non-whitespace-character-count="1348"/>
    <meta:generator>LibreOffice/24.2.7.2$Linux_X86_64 LibreOffice_project/420$Build-2</meta:generator>
  </office:meta>
</office:document-meta>
</file>